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300000211826E2C848617CC8F.png" manifest:media-type="image/png"/>
  <manifest:file-entry manifest:full-path="Pictures/10000001000003FA0000020FB1DFB5ECA318ACB5.png" manifest:media-type="image/png"/>
  <manifest:file-entry manifest:full-path="Pictures/100000010000045B000001970CB168611F7BE4F2.png" manifest:media-type="image/png"/>
  <manifest:file-entry manifest:full-path="Pictures/10000001000002E200000074B21EF489E167C941.png" manifest:media-type="image/png"/>
  <manifest:file-entry manifest:full-path="Pictures/100000010000036B0000013E44D4BEAD2EFA8FD7.png" manifest:media-type="image/png"/>
  <manifest:file-entry manifest:full-path="Pictures/1000000100000216000001259F36F0E0B9EDE4D0.png" manifest:media-type="image/png"/>
  <manifest:file-entry manifest:full-path="Pictures/10000001000002140000005918551F7020B2F3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14c" officeooo:paragraph-rsid="001af14c"/>
    </style:style>
    <style:style style:name="P2" style:family="paragraph" style:parent-style-name="Standard">
      <style:text-properties officeooo:rsid="001af14c" officeooo:paragraph-rsid="001c4927"/>
    </style:style>
    <style:style style:name="P3" style:family="paragraph" style:parent-style-name="Standard">
      <style:text-properties fo:font-size="22pt" fo:font-weight="bold" officeooo:rsid="001af14c" officeooo:paragraph-rsid="001af14c" style:font-size-asian="22pt" style:font-weight-asian="bold" style:font-size-complex="22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 Ali Bilal</text:p>
      <text:p text:style-name="P3">Roll No: P20-0077</text:p>
      <text:p text:style-name="P1"/>
      <text:p text:style-name="P1"><text:tab/><text:tab/><text:tab/><text:tab/><text:tab/><text:span text:style-name="T3">LAB TASK 7</text:span></text:p>
      <text:p text:style-name="P1"/>
      <text:p text:style-name="P1"/>
      <text:p text:style-name="P1"/>
      <text:p text:style-name="P2"><draw:frame draw:style-name="fr3" draw:name="Image1" text:anchor-type="char" svg:width="5.5417in" svg:height="0.9272in" draw:z-index="0"><draw:image xlink:href="Pictures/10000001000002140000005918551F7020B2F3B7.png" xlink:type="simple" xlink:show="embed" xlink:actuate="onLoad" draw:mime-type="image/png"/></draw:frame><text:line-break/><text:line-break/><text:line-break/><draw:frame draw:style-name="fr2" draw:name="Image2" text:anchor-type="char" svg:x="0in" svg:y="1.5626in" svg:width="6.6929in" svg:height="2.4319in" draw:z-index="1"><draw:image xlink:href="Pictures/100000010000036B0000013E44D4BEAD2EFA8FD7.png" xlink:type="simple" xlink:show="embed" xlink:actuate="onLoad" draw:mime-type="image/png"/></draw:frame><text:line-break/><text:line-break/><draw:frame draw:style-name="fr2" draw:name="Image3" text:anchor-type="char" svg:x="0.5654in" svg:y="4.6098in" svg:width="5.5626in" svg:height="3.052in" draw:z-index="2"><draw:image xlink:href="Pictures/1000000100000216000001259F36F0E0B9EDE4D0.png" xlink:type="simple" xlink:show="embed" xlink:actuate="onLoad" draw:mime-type="image/png"/></draw:frame><text:line-break/><text:line-break/><text:soft-page-break/><text:line-break/></text:p>
      <text:p text:style-name="P2"/>
      <text:p text:style-name="P2"/>
      <text:p text:style-name="P2"><text:line-break/></text:p>
      <text:p text:style-name="P2"><draw:frame draw:style-name="fr2" draw:name="Image5" text:anchor-type="char" svg:x="-0.339in" svg:y="0.9799in" svg:width="6.6929in" svg:height="1.0516in" draw:z-index="4"><draw:image xlink:href="Pictures/10000001000002E200000074B21EF489E167C941.png" xlink:type="simple" xlink:show="embed" xlink:actuate="onLoad" draw:mime-type="image/png"/></draw:frame></text:p>
      <text:p text:style-name="P2"><text:soft-page-break/><text:line-break/><text:line-break/><text:line-break/><text:line-break/><text:line-break/><text:line-break/><text:line-break/><draw:frame draw:style-name="fr2" draw:name="Image6" text:anchor-type="char" svg:x="-0.039in" svg:y="5.6291in" svg:width="6.6929in" svg:height="3.4646in" draw:z-index="5"><draw:image xlink:href="Pictures/10000001000003FA0000020FB1DFB5ECA318ACB5.png" xlink:type="simple" xlink:show="embed" xlink:actuate="onLoad" draw:mime-type="image/png"/></draw:frame><text:line-break/><text:line-break/><text:line-break/><text:line-break/><text:line-break/><text:line-break/><text:line-break/><draw:frame draw:style-name="fr2" draw:name="Image4" text:anchor-type="char" svg:x="0in" svg:y="0.4161in" svg:width="6.6929in" svg:height="2.4429in" draw:z-index="3"><draw:image xlink:href="Pictures/100000010000045B000001970CB168611F7BE4F2.png" xlink:type="simple" xlink:show="embed" xlink:actuate="onLoad" draw:mime-type="image/png"/></draw:frame><text:line-break/><text:line-break/><text:line-break/><text:line-break/><text:line-break/><text:line-break/><text:line-break/><text:soft-page-break/><text:line-break/><draw:frame draw:style-name="fr1" draw:name="Image7" text:anchor-type="char" svg:width="6.6929in" svg:height="3.1528in" draw:z-index="6"><draw:image xlink:href="Pictures/100000010000046300000211826E2C848617CC8F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3:43:19.601792548</meta:creation-date>
    <dc:date>2023-05-07T13:59:49.126892765</dc:date>
    <meta:editing-duration>PT6M19S</meta:editing-duration>
    <meta:editing-cycles>1</meta:editing-cycles>
    <meta:document-statistic meta:table-count="0" meta:image-count="7" meta:object-count="0" meta:page-count="4" meta:paragraph-count="6" meta:word-count="9" meta:character-count="79" meta:non-whitespace-character-count="36"/>
    <meta:generator>LibreOffice/7.2.7.2$Linux_X86_64 LibreOffice_project/20$Build-2</meta:generator>
  </office:meta>
</office:document-meta>
</file>